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a7a1" officeooo:paragraph-rsid="001aa7a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23a1" officeooo:paragraph-rsid="001b23a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b23a1" officeooo:paragraph-rsid="001b23a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fadf9" officeooo:paragraph-rsid="001fadf9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paragraph-rsid="002264f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b23a1"/>
    </style:style>
    <style:style style:name="P7" style:family="paragraph" style:parent-style-name="Standard">
      <style:paragraph-properties fo:text-align="justify" style:justify-single-word="false"/>
      <style:text-properties officeooo:paragraph-rsid="001bb2e4"/>
    </style:style>
    <style:style style:name="P8" style:family="paragraph" style:parent-style-name="Standard">
      <style:paragraph-properties fo:text-align="justify" style:justify-single-word="false"/>
      <style:text-properties officeooo:paragraph-rsid="001fadf9"/>
    </style:style>
    <style:style style:name="P9" style:family="paragraph" style:parent-style-name="Standard">
      <style:paragraph-properties fo:text-align="justify" style:justify-single-word="false"/>
      <style:text-properties officeooo:paragraph-rsid="002264fd"/>
    </style:style>
    <style:style style:name="P10" style:family="paragraph" style:parent-style-name="Standard">
      <style:paragraph-properties fo:text-align="justify" style:justify-single-word="false"/>
      <style:text-properties officeooo:rsid="001fadf9" officeooo:paragraph-rsid="001fe4d7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aa7a1" officeooo:paragraph-rsid="001aa7a1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style:text-underline-style="none" fo:font-weight="normal" officeooo:rsid="001b23a1" officeooo:paragraph-rsid="001b23a1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4pt" style:text-underline-style="none" fo:font-weight="normal" officeooo:rsid="001b23a1" officeooo:paragraph-rsid="001b23a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23a1" officeooo:paragraph-rsid="001b23a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9dda" officeooo:paragraph-rsid="001b23a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9dda" officeooo:paragraph-rsid="001bb2e4" style:font-size-asian="14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officeooo:rsid="001b9dda" officeooo:paragraph-rsid="001bb2e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0b52" officeooo:paragraph-rsid="001bb2e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0b52" officeooo:paragraph-rsid="001fadf9" style:font-size-asian="14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size="14pt" style:text-underline-style="none" fo:font-weight="normal" officeooo:rsid="001f0b52" officeooo:paragraph-rsid="001fadf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0b52" officeooo:paragraph-rsid="001fe4d7" style:font-size-asian="14pt" style:font-weight-asian="normal" style:font-size-complex="14pt" style:font-weight-complex="normal"/>
    </style:style>
    <style:style style:name="P22" style:family="paragraph" style:parent-style-name="Standard" style:list-style-name="L5">
      <style:paragraph-properties fo:text-align="justify" style:justify-single-word="false"/>
      <style:text-properties fo:font-size="14pt" style:text-underline-style="none" fo:font-weight="normal" officeooo:rsid="001f0b52" officeooo:paragraph-rsid="002264f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0b52" officeooo:paragraph-rsid="002264fd" style:font-size-asian="14pt" style:font-weight-asian="normal" style:font-size-complex="14pt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fo:font-size="14pt" style:text-underline-style="none" fo:font-weight="normal" officeooo:rsid="00219b1b" officeooo:paragraph-rsid="00219b1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style:text-underline-style="none" fo:font-weight="normal" officeooo:paragraph-rsid="002264fd" style:font-size-asian="14pt" style:font-weight-asian="normal" style:font-size-complex="14pt" style:font-weight-complex="normal"/>
    </style:style>
    <style:style style:name="P26" style:family="paragraph" style:parent-style-name="Standard" style:list-style-name="L7">
      <style:paragraph-properties fo:text-align="justify" style:justify-single-word="false"/>
      <style:text-properties fo:font-size="14pt" style:text-underline-style="none" fo:font-weight="normal" officeooo:paragraph-rsid="00246558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style:text-underline-style="none" fo:font-weight="normal" officeooo:paragraph-rsid="00246558" style:font-size-asian="14pt" style:font-weight-asian="normal" style:font-size-complex="14pt" style:font-weight-complex="normal"/>
    </style:style>
    <style:style style:name="P28" style:family="paragraph" style:parent-style-name="Standard" style:list-style-name="L8">
      <style:paragraph-properties fo:text-align="justify" style:justify-single-word="false"/>
      <style:text-properties fo:font-size="14pt" style:text-underline-style="none" fo:font-weight="normal" officeooo:paragraph-rsid="00246558" style:font-size-asian="14pt" style:font-weight-asian="normal" style:font-size-complex="14pt" style:font-weight-complex="normal"/>
    </style:style>
    <style:style style:name="P29" style:family="paragraph" style:parent-style-name="Standard" style:list-style-name="L8">
      <style:paragraph-properties fo:text-align="justify" style:justify-single-word="false"/>
      <style:text-properties fo:font-size="14pt" style:text-underline-style="none" fo:font-weight="normal" officeooo:paragraph-rsid="0028058c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style:text-underline-style="none" fo:font-weight="normal" officeooo:paragraph-rsid="00275ac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style:text-underline-style="none" fo:font-weight="normal" officeooo:paragraph-rsid="0028058c" style:font-size-asian="14pt" style:font-weight-asian="normal" style:font-size-complex="14pt" style:font-weight-complex="normal"/>
    </style:style>
    <style:style style:name="P32" style:family="paragraph" style:parent-style-name="Standard" style:list-style-name="L9">
      <style:paragraph-properties fo:text-align="justify" style:justify-single-word="false"/>
      <style:text-properties fo:font-size="14pt" style:text-underline-style="none" fo:font-weight="normal" officeooo:paragraph-rsid="00293b38" style:font-size-asian="14pt" style:font-weight-asian="normal" style:font-size-complex="14pt" style:font-weight-complex="normal"/>
    </style:style>
    <style:style style:name="P33" style:family="paragraph" style:parent-style-name="Standard" style:list-style-name="L9">
      <style:paragraph-properties fo:text-align="justify" style:justify-single-word="false"/>
      <style:text-properties fo:font-size="14pt" style:text-underline-style="none" fo:font-weight="normal" officeooo:paragraph-rsid="00275ac6" style:font-size-asian="14pt" style:font-weight-asian="normal" style:font-size-complex="14pt" style:font-weight-complex="normal"/>
    </style:style>
    <style:style style:name="P34" style:family="paragraph" style:parent-style-name="Standard" style:list-style-name="L11">
      <style:paragraph-properties fo:text-align="justify" style:justify-single-word="false"/>
      <style:text-properties fo:font-size="14pt" style:text-underline-style="none" fo:font-weight="normal" officeooo:paragraph-rsid="00275ac6" style:font-size-asian="14pt" style:font-weight-asian="normal" style:font-size-complex="14pt" style:font-weight-complex="normal"/>
    </style:style>
    <style:style style:name="P35" style:family="paragraph" style:parent-style-name="Standard" style:list-style-name="L8">
      <style:paragraph-properties fo:text-align="justify" style:justify-single-word="false"/>
      <style:text-properties fo:font-size="14pt" style:text-underline-style="none" fo:font-weight="normal" officeooo:rsid="0028058c" officeooo:paragraph-rsid="0028058c" style:font-size-asian="14pt" style:font-weight-asian="normal" style:font-size-complex="14pt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4pt" fo:font-style="italic" style:text-underline-style="none" fo:font-weight="normal" officeooo:rsid="001b23a1" officeooo:paragraph-rsid="001b23a1" style:font-size-asian="12.25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 style:list-style-name="L12">
      <style:paragraph-properties fo:text-align="justify" style:justify-single-word="false"/>
      <style:text-properties fo:font-size="14pt" fo:font-style="italic" style:text-underline-style="none" fo:font-weight="normal" officeooo:paragraph-rsid="002d5fde" style:font-size-asian="12.25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 style:list-style-name="L9">
      <style:paragraph-properties fo:text-align="justify" style:justify-single-word="false"/>
      <style:text-properties fo:font-size="14pt" fo:font-style="italic" style:text-underline-style="none" fo:font-weight="bold" officeooo:paragraph-rsid="00275ac6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 style:list-style-name="L12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normal" officeooo:paragraph-rsid="002d5fde" style:font-size-asian="12.25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officeooo:rsid="003e0581" officeooo:paragraph-rsid="003e0581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12">
      <style:paragraph-properties fo:text-align="justify" style:justify-single-word="false"/>
      <style:text-properties fo:font-size="14pt" fo:font-style="normal" style:text-underline-style="none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14">
      <style:paragraph-properties fo:text-align="justify" style:justify-single-word="false"/>
      <style:text-properties fo:font-size="14pt" fo:font-style="normal" style:text-underline-style="none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14">
      <style:paragraph-properties fo:text-align="justify" style:justify-single-word="false"/>
      <style:text-properties fo:font-size="14pt" fo:font-style="normal" style:text-underline-style="none" fo:font-weight="normal" officeooo:paragraph-rsid="003af0d1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18">
      <style:paragraph-properties fo:text-align="start" style:justify-single-word="false"/>
      <style:text-properties fo:font-size="14pt" fo:font-style="normal" style:text-underline-style="none" fo:font-weight="normal" officeooo:rsid="004ef617" officeooo:paragraph-rsid="004ef617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18">
      <style:paragraph-properties fo:text-align="start" style:justify-single-word="false"/>
      <style:text-properties fo:font-size="14pt" fo:font-style="normal" style:text-underline-style="none" fo:font-weight="normal" officeooo:rsid="004ef617" officeooo:paragraph-rsid="00518dd8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18">
      <style:paragraph-properties fo:text-align="start" style:justify-single-word="false"/>
      <style:text-properties fo:font-size="14pt" fo:font-style="normal" style:text-underline-style="none" fo:font-weight="normal" officeooo:rsid="004f13cc" officeooo:paragraph-rsid="004f13cc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1595e" officeooo:paragraph-rsid="0051595e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18">
      <style:paragraph-properties fo:text-align="start" style:justify-single-word="false"/>
      <style:text-properties fo:font-size="14pt" fo:font-style="normal" style:text-underline-style="none" fo:font-weight="normal" officeooo:rsid="00518dd8" officeooo:paragraph-rsid="00518dd8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18">
      <style:paragraph-properties fo:text-align="justify" style:justify-single-word="false"/>
      <style:text-properties fo:font-size="14pt" fo:font-style="normal" style:text-underline-style="none" fo:font-weight="normal" officeooo:rsid="00518dd8" officeooo:paragraph-rsid="00518dd8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18">
      <style:paragraph-properties fo:text-align="justify" style:justify-single-word="false"/>
      <style:text-properties fo:font-size="14pt" fo:font-style="normal" style:text-underline-style="none" fo:font-weight="normal" officeooo:rsid="0053d46e" officeooo:paragraph-rsid="0053d46e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12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list-style-name="L14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paragraph-rsid="002d5fde" style:font-size-asian="12.25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paragraph-rsid="00369296" style:font-size-asian="14pt" style:font-weight-asian="normal" style:font-size-complex="14pt" style:font-weight-complex="normal"/>
    </style:style>
    <style:style style:name="P56" style:family="paragraph" style:parent-style-name="Standard" style:list-style-name="L2">
      <style:paragraph-properties fo:text-align="justify" style:justify-single-word="false"/>
      <style:text-properties officeooo:paragraph-rsid="001b23a1"/>
    </style:style>
    <style:style style:name="P57" style:family="paragraph" style:parent-style-name="Standard" style:list-style-name="L3">
      <style:paragraph-properties fo:text-align="justify" style:justify-single-word="false"/>
      <style:text-properties officeooo:paragraph-rsid="001bb2e4"/>
    </style:style>
    <style:style style:name="P58" style:family="paragraph" style:parent-style-name="Standard" style:list-style-name="L4">
      <style:paragraph-properties fo:text-align="justify" style:justify-single-word="false"/>
      <style:text-properties officeooo:paragraph-rsid="001fadf9"/>
    </style:style>
    <style:style style:name="P59" style:family="paragraph" style:parent-style-name="Standard" style:list-style-name="L5">
      <style:paragraph-properties fo:text-align="justify" style:justify-single-word="false"/>
      <style:text-properties officeooo:paragraph-rsid="00219b1b"/>
    </style:style>
    <style:style style:name="P60" style:family="paragraph" style:parent-style-name="Standard" style:list-style-name="L10">
      <style:paragraph-properties fo:text-align="justify" style:justify-single-word="false"/>
      <style:text-properties officeooo:paragraph-rsid="002a8640"/>
    </style:style>
    <style:style style:name="P61" style:family="paragraph" style:parent-style-name="Standard" style:list-style-name="L13">
      <style:paragraph-properties fo:text-align="justify" style:justify-single-word="false"/>
      <style:text-properties officeooo:paragraph-rsid="0037dd5e"/>
    </style:style>
    <style:style style:name="P62" style:family="paragraph" style:parent-style-name="Standard" style:list-style-name="L1">
      <style:paragraph-properties fo:text-align="justify" style:justify-single-word="false"/>
      <style:text-properties officeooo:rsid="001b23a1" officeooo:paragraph-rsid="001b23a1"/>
    </style:style>
    <style:style style:name="P63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b23a1" officeooo:paragraph-rsid="001b23a1" style:font-size-asian="14pt" style:font-weight-asian="bold" style:font-size-complex="16pt" style:font-weight-complex="bold"/>
    </style:style>
    <style:style style:name="P64" style:family="paragraph" style:parent-style-name="Standard" style:list-style-name="L2">
      <style:paragraph-properties fo:text-align="justify" style:justify-single-word="false"/>
      <style:text-properties officeooo:rsid="001b9dda" officeooo:paragraph-rsid="001b9dda"/>
    </style:style>
    <style:style style:name="P65" style:family="paragraph" style:parent-style-name="Standard" style:list-style-name="L3">
      <style:paragraph-properties fo:text-align="justify" style:justify-single-word="false"/>
      <style:text-properties officeooo:rsid="001cb222" officeooo:paragraph-rsid="001cb222"/>
    </style:style>
    <style:style style:name="P66" style:family="paragraph" style:parent-style-name="Standard" style:list-style-name="L3">
      <style:paragraph-properties fo:text-align="justify" style:justify-single-word="false"/>
      <style:text-properties officeooo:rsid="001f0b52" officeooo:paragraph-rsid="001f0b52"/>
    </style:style>
    <style:style style:name="P67" style:family="paragraph" style:parent-style-name="Standard" style:list-style-name="L6">
      <style:paragraph-properties fo:text-align="justify" style:justify-single-word="false"/>
      <style:text-properties officeooo:rsid="002264fd" officeooo:paragraph-rsid="002264fd"/>
    </style:style>
    <style:style style:name="P68" style:family="paragraph" style:parent-style-name="Standard">
      <style:paragraph-properties fo:text-align="end" style:justify-single-word="false"/>
      <style:text-properties fo:font-size="11pt" fo:font-style="italic" style:text-underline-style="none" fo:font-weight="normal" officeooo:paragraph-rsid="00275ac6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Standard">
      <style:paragraph-properties fo:text-align="end" style:justify-single-word="false"/>
      <style:text-properties fo:font-size="11pt" fo:font-style="italic" style:text-underline-style="none" fo:font-weight="normal" officeooo:paragraph-rsid="002d5fde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Standard">
      <style:paragraph-properties fo:text-align="end" style:justify-single-word="false"/>
      <style:text-properties fo:font-size="11pt" fo:font-style="italic" style:text-underline-style="none" fo:font-weight="normal" officeooo:paragraph-rsid="002d921a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1pt" fo:font-style="italic" style:text-underline-style="none" fo:font-weight="normal" officeooo:rsid="0030f6eb" officeooo:paragraph-rsid="0032daff" style:font-size-asian="11pt" style:font-style-asian="italic" style:font-weight-asian="normal" style:font-size-complex="11pt" style:font-style-complex="italic" style:font-weight-complex="normal"/>
    </style:style>
    <style:style style:name="P72" style:family="paragraph" style:parent-style-name="Standard" style:list-style-name="L13">
      <style:paragraph-properties fo:text-align="justify" style:justify-single-word="false"/>
      <style:text-properties fo:font-size="11pt" fo:font-style="italic" style:text-underline-style="none" fo:font-weight="normal" officeooo:rsid="0030f6eb" officeooo:paragraph-rsid="0032daff" style:font-size-asian="11pt" style:font-style-asian="italic" style:font-weight-asian="normal" style:font-size-complex="11pt" style:font-style-complex="italic" style:font-weight-complex="normal"/>
    </style:style>
    <style:style style:name="P73" style:family="paragraph" style:parent-style-name="Standard" style:list-style-name="L13">
      <style:paragraph-properties fo:text-align="justify" style:justify-single-word="false"/>
      <style:text-properties fo:font-size="11pt" fo:font-style="italic" style:text-underline-style="none" fo:font-weight="normal" officeooo:rsid="00349120" officeooo:paragraph-rsid="00349120" style:font-size-asian="11pt" style:font-style-asian="italic" style:font-weight-asian="normal" style:font-size-complex="11pt" style:font-style-complex="italic" style:font-weight-complex="normal"/>
    </style:style>
    <style:style style:name="P74" style:family="paragraph" style:parent-style-name="Standard" style:list-style-name="L13">
      <style:paragraph-properties fo:text-align="justify" style:justify-single-word="false"/>
      <style:text-properties fo:font-size="11pt" fo:font-style="italic" style:text-underline-style="none" fo:font-weight="normal" officeooo:rsid="00349120" officeooo:paragraph-rsid="0037db49" style:font-size-asian="11pt" style:font-style-asian="italic" style:font-weight-asian="normal" style:font-size-complex="11pt" style:font-style-complex="italic" style:font-weight-complex="normal"/>
    </style:style>
    <style:style style:name="P75" style:family="paragraph" style:parent-style-name="Standard">
      <style:paragraph-properties fo:text-align="end" style:justify-single-word="false"/>
      <style:text-properties officeooo:paragraph-rsid="003e0581"/>
    </style:style>
    <style:style style:name="P76" style:family="paragraph" style:parent-style-name="Standard">
      <style:paragraph-properties fo:text-align="end" style:justify-single-word="false"/>
      <style:text-properties officeooo:rsid="003e0581" officeooo:paragraph-rsid="003e0581"/>
    </style:style>
    <style:style style:name="P77" style:family="paragraph" style:parent-style-name="Standard">
      <style:paragraph-properties fo:text-align="start" style:justify-single-word="false"/>
      <style:text-properties officeooo:rsid="003e0581" officeooo:paragraph-rsid="003e0581"/>
    </style:style>
    <style:style style:name="P78" style:family="paragraph" style:parent-style-name="Standard" style:list-style-name="L15">
      <style:paragraph-properties fo:text-align="start" style:justify-single-word="false"/>
      <style:text-properties officeooo:rsid="003e0581" officeooo:paragraph-rsid="003e0581"/>
    </style:style>
    <style:style style:name="P79" style:family="paragraph" style:parent-style-name="Standard" style:list-style-name="L18">
      <style:paragraph-properties fo:text-align="start" style:justify-single-word="false"/>
      <style:text-properties officeooo:paragraph-rsid="004ef617"/>
    </style:style>
    <style:style style:name="P80" style:family="paragraph" style:parent-style-name="Standard" style:list-style-name="L18">
      <style:paragraph-properties fo:text-align="start" style:justify-single-word="false"/>
      <style:text-properties officeooo:paragraph-rsid="00518dd8"/>
    </style:style>
    <style:style style:name="P81" style:family="paragraph" style:parent-style-name="Standard">
      <style:paragraph-properties fo:text-align="start" style:justify-single-word="false"/>
      <style:text-properties officeooo:paragraph-rsid="004ef617"/>
    </style:style>
    <style:style style:name="P82" style:family="paragraph" style:parent-style-name="Standard">
      <style:paragraph-properties fo:text-align="start" style:justify-single-word="false"/>
      <style:text-properties officeooo:paragraph-rsid="00518dd8"/>
    </style:style>
    <style:style style:name="P83" style:family="paragraph" style:parent-style-name="Standard" style:list-style-name="L16">
      <style:paragraph-properties fo:text-align="start" style:justify-single-word="false"/>
      <style:text-properties fo:font-size="12pt" officeooo:rsid="003e0581" officeooo:paragraph-rsid="003e0581" style:font-size-asian="12pt" style:font-size-complex="12pt"/>
    </style:style>
    <style:style style:name="P84" style:family="paragraph" style:parent-style-name="Standard" style:list-style-name="L16">
      <style:paragraph-properties fo:text-align="start" style:justify-single-word="false"/>
      <style:text-properties fo:font-size="12pt" officeooo:paragraph-rsid="00478ea6" style:font-size-asian="12pt" style:font-size-complex="12pt"/>
    </style:style>
    <style:style style:name="P85" style:family="paragraph" style:parent-style-name="Standard" style:list-style-name="L17">
      <style:paragraph-properties fo:text-align="justify" style:justify-single-word="false"/>
      <style:text-properties fo:font-size="12pt" fo:font-style="normal" officeooo:paragraph-rsid="003e0581" style:font-size-asian="12pt" style:font-style-asian="normal" style:font-size-complex="12pt" style:font-style-complex="normal"/>
    </style:style>
    <style:style style:name="P86" style:family="paragraph" style:parent-style-name="Standard">
      <style:paragraph-properties fo:text-align="justify" style:justify-single-word="false"/>
      <style:text-properties fo:font-size="12pt" fo:font-style="normal" officeooo:paragraph-rsid="003e0581" style:font-size-asian="12pt" style:font-style-asian="normal" style:font-size-complex="12pt" style:font-style-complex="normal"/>
    </style:style>
    <style:style style:name="P87" style:family="paragraph" style:parent-style-name="Standard" style:list-style-name="L18">
      <style:paragraph-properties fo:text-align="justify" style:justify-single-word="false"/>
      <style:text-properties fo:font-size="12pt" fo:font-style="normal" officeooo:paragraph-rsid="003e0581" style:font-size-asian="12pt" style:font-style-asian="normal" style:font-size-complex="12pt" style:font-style-complex="normal"/>
    </style:style>
    <style:style style:name="P8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ef617" officeooo:paragraph-rsid="004ef617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ef617" officeooo:paragraph-rsid="00518dd8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tyle="normal" officeooo:paragraph-rsid="0041f66b" style:font-style-asian="normal" style:font-style-complex="normal"/>
    </style:style>
    <style:style style:name="P91" style:family="paragraph" style:parent-style-name="Standard">
      <style:paragraph-properties fo:text-align="start" style:justify-single-word="false"/>
      <style:text-properties fo:font-style="normal" officeooo:rsid="003e0581" officeooo:paragraph-rsid="003e0581" style:font-style-asian="normal" style:font-style-complex="normal"/>
    </style:style>
    <style:style style:name="P92" style:family="paragraph" style:parent-style-name="Standard">
      <style:paragraph-properties fo:text-align="justify" style:justify-single-word="false" fo:break-before="page"/>
      <style:text-properties fo:font-size="14pt" style:text-underline-style="none" fo:font-weight="normal" officeooo:paragraph-rsid="0028058c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justify" style:justify-single-word="false" fo:break-before="page"/>
      <style:text-properties fo:font-size="14pt" style:text-underline-style="none" fo:font-weight="normal" officeooo:paragraph-rsid="00275ac6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justify" style:justify-single-word="false" fo:break-before="page"/>
      <style:text-properties fo:font-size="14pt" fo:font-style="normal" style:text-underline-style="solid" style:text-underline-width="auto" style:text-underline-color="font-color" fo:font-weight="bold" officeooo:paragraph-rsid="002d5fde" style:font-size-asian="12.25pt" style:font-style-asian="normal" style:font-weight-asian="bold" style:font-size-complex="14pt" style:font-style-complex="normal" style:font-weight-complex="bold"/>
    </style:style>
    <style:style style:name="P95" style:family="paragraph" style:parent-style-name="Standard" style:list-style-name="L18">
      <style:paragraph-properties fo:text-align="start" style:justify-single-word="false" fo:break-before="page"/>
      <style:text-properties fo:font-style="normal" officeooo:paragraph-rsid="004ef617" style:font-style-asian="normal" style:font-style-complex="normal"/>
    </style:style>
    <style:style style:name="P96" style:family="paragraph">
      <loext:graphic-properties draw:fill-color="#ddddd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3e0581" style:font-weight-asian="normal" style:font-weight-complex="normal"/>
    </style:style>
    <style:style style:name="T3" style:family="text">
      <style:text-properties style:text-underline-style="none" fo:font-weight="normal" officeooo:rsid="004c804f" style:font-weight-asian="normal" style:font-weight-complex="normal"/>
    </style:style>
    <style:style style:name="T4" style:family="text">
      <style:text-properties style:text-underline-style="none" fo:font-weight="normal" officeooo:rsid="0041f66b" style:font-weight-asian="normal" style:font-weight-complex="normal"/>
    </style:style>
    <style:style style:name="T5" style:family="text">
      <style:text-properties style:text-underline-style="none" fo:font-weight="normal" officeooo:rsid="004df081" style:font-weight-asian="normal" style:font-weight-complex="normal"/>
    </style:style>
    <style:style style:name="T6" style:family="text">
      <style:text-properties style:text-underline-style="none" fo:font-weight="normal" officeooo:rsid="00430ff1" style:font-weight-asian="normal" style:font-weight-complex="normal"/>
    </style:style>
    <style:style style:name="T7" style:family="text">
      <style:text-properties style:text-underline-style="none" officeooo:rsid="00246558"/>
    </style:style>
    <style:style style:name="T8" style:family="text">
      <style:text-properties style:text-underline-style="none" officeooo:rsid="003af0d1"/>
    </style:style>
    <style:style style:name="T9" style:family="text">
      <style:text-properties fo:font-size="16pt" style:text-underline-style="solid" style:text-underline-width="auto" style:text-underline-color="font-color" fo:font-weight="bold" officeooo:rsid="001b23a1" style:font-size-asian="14pt" style:font-weight-asian="bold" style:font-size-complex="16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fo:font-size="16pt" style:text-underline-style="solid" style:text-underline-width="auto" style:text-underline-color="font-color" fo:font-weight="bold" officeooo:rsid="001b9dda" style:font-size-asian="16pt" style:font-weight-asian="bold" style:font-size-complex="16pt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officeooo:rsid="001bb2e4" style:font-size-asian="16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fo:font-weight="bold" officeooo:rsid="001f0b52" style:font-size-asian="16pt" style:font-weight-asian="bold" style:font-size-complex="16pt" style:font-weight-complex="bold"/>
    </style:style>
    <style:style style:name="T14" style:family="text">
      <style:text-properties fo:font-size="16pt" style:text-underline-style="solid" style:text-underline-width="auto" style:text-underline-color="font-color" fo:font-weight="bold" officeooo:rsid="001fadf9" style:font-size-asian="16pt" style:font-weight-asian="bold" style:font-size-complex="16pt" style:font-weight-complex="bold"/>
    </style:style>
    <style:style style:name="T15" style:family="text">
      <style:text-properties fo:font-size="16pt" style:text-underline-style="solid" style:text-underline-width="auto" style:text-underline-color="font-color" fo:font-weight="bold" officeooo:rsid="003e0581" style:font-size-asian="16pt" style:font-weight-asian="bold" style:font-size-complex="16pt" style:font-weight-complex="bold"/>
    </style:style>
    <style:style style:name="T16" style:family="text">
      <style:text-properties fo:font-size="16pt" style:text-underline-style="solid" style:text-underline-width="auto" style:text-underline-color="font-color" fo:font-weight="bold" officeooo:rsid="004e72e6" style:font-size-asian="16pt" style:font-weight-asian="bold" style:font-size-complex="16pt" style:font-weight-complex="bold"/>
    </style:style>
    <style:style style:name="T17" style:family="text">
      <style:text-properties fo:font-size="16pt" style:text-underline-style="solid" style:text-underline-width="auto" style:text-underline-color="font-color" fo:font-weight="bold" officeooo:rsid="004b157e" style:font-size-asian="16pt" style:font-weight-asian="bold" style:font-size-complex="16pt" style:font-weight-complex="bold"/>
    </style:style>
    <style:style style:name="T18" style:family="text">
      <style:text-properties fo:font-size="16pt" style:text-underline-style="solid" style:text-underline-width="auto" style:text-underline-color="font-color" fo:font-weight="bold" officeooo:rsid="0041f66b" style:font-size-asian="16pt" style:font-weight-asian="bold" style:font-size-complex="16pt" style:font-weight-complex="bold"/>
    </style:style>
    <style:style style:name="T19" style:family="text">
      <style:text-properties fo:font-size="16pt" style:text-underline-style="solid" style:text-underline-width="auto" style:text-underline-color="font-color" fo:font-weight="bold" officeooo:rsid="004a798e" style:font-size-asian="16pt" style:font-weight-asian="bold" style:font-size-complex="16pt" style:font-weight-complex="bold"/>
    </style:style>
    <style:style style:name="T20" style:family="text">
      <style:text-properties fo:font-size="16pt" style:text-underline-style="none" fo:font-weight="bold" officeooo:rsid="001b23a1" style:font-size-asian="14pt" style:font-weight-asian="bold" style:font-size-complex="16pt" style:font-weight-complex="bold"/>
    </style:style>
    <style:style style:name="T21" style:family="text">
      <style:text-properties fo:font-size="16pt" style:text-underline-style="none" fo:font-weight="bold" officeooo:rsid="0041f66b" style:font-size-asian="16pt" style:font-weight-asian="bold" style:font-size-complex="16pt" style:font-weight-complex="bold"/>
    </style:style>
    <style:style style:name="T2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3" style:family="text">
      <style:text-properties fo:font-size="14pt" style:text-underline-style="none" fo:font-weight="normal" officeooo:rsid="001b23a1" style:font-size-asian="14pt" style:font-weight-asian="normal" style:font-size-complex="14pt" style:font-weight-complex="normal"/>
    </style:style>
    <style:style style:name="T24" style:family="text">
      <style:text-properties fo:font-size="14pt" style:text-underline-style="none" fo:font-weight="normal" officeooo:rsid="001b9dda" style:font-size-asian="14pt" style:font-weight-asian="normal" style:font-size-complex="14pt" style:font-weight-complex="normal"/>
    </style:style>
    <style:style style:name="T25" style:family="text">
      <style:text-properties fo:font-size="14pt" style:text-underline-style="none" fo:font-weight="normal" officeooo:rsid="001bb2e4" style:font-size-asian="14pt" style:font-weight-asian="normal" style:font-size-complex="14pt" style:font-weight-complex="normal"/>
    </style:style>
    <style:style style:name="T26" style:family="text">
      <style:text-properties fo:font-size="14pt" style:text-underline-style="none" fo:font-weight="normal" officeooo:rsid="001cb222" style:font-size-asian="14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officeooo:rsid="001df5b9" style:font-size-asian="14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1f0b52" style:font-size-asian="14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219b1b" style:font-size-asian="14pt" style:font-weight-asian="normal" style:font-size-complex="14pt" style:font-weight-complex="normal"/>
    </style:style>
    <style:style style:name="T30" style:family="text">
      <style:text-properties fo:font-size="14pt" style:text-underline-style="none" fo:font-weight="normal" officeooo:rsid="0024150a" style:font-size-asian="14pt" style:font-weight-asian="normal" style:font-size-complex="14pt" style:font-weight-complex="normal"/>
    </style:style>
    <style:style style:name="T31" style:family="text">
      <style:text-properties fo:font-size="14pt" style:text-underline-style="none" fo:font-weight="normal" officeooo:rsid="002a8640" style:font-size-asian="14pt" style:font-weight-asian="normal" style:font-size-complex="14pt" style:font-weight-complex="normal"/>
    </style:style>
    <style:style style:name="T32" style:family="text">
      <style:text-properties fo:font-size="14pt" style:text-underline-style="none" fo:font-weight="normal" officeooo:rsid="002f23c8" style:font-size-asian="14pt" style:font-weight-asian="normal" style:font-size-complex="14pt" style:font-weight-complex="normal"/>
    </style:style>
    <style:style style:name="T33" style:family="text">
      <style:text-properties fo:font-size="14pt" style:text-underline-style="none" fo:font-weight="bold" officeooo:rsid="001fadf9" style:font-size-asian="14pt" style:font-weight-asian="bold" style:font-size-complex="14pt" style:font-weight-complex="bold"/>
    </style:style>
    <style:style style:name="T34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size="14pt" fo:font-style="italic" style:text-underline-style="none" fo:font-weight="normal" officeooo:rsid="001b23a1" style:font-size-asian="12.25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size="14pt" fo:font-style="italic" style:text-underline-style="none" fo:font-weight="bold" officeooo:rsid="001f0b52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font-size="14pt" fo:font-style="italic" style:text-underline-style="solid" style:text-underline-width="auto" style:text-underline-color="font-color" fo:font-weight="bold" officeooo:rsid="004e72e6" style:font-size-asian="14pt" style:font-style-asian="italic" style:font-weight-asian="bold" style:font-size-complex="14pt" style:font-style-complex="italic" style:font-weight-complex="bold"/>
    </style:style>
    <style:style style:name="T38" style:family="text">
      <style:text-properties fo:font-size="14pt" fo:font-style="italic" style:text-underline-style="solid" style:text-underline-width="auto" style:text-underline-color="font-color" fo:font-weight="bold" officeooo:rsid="004ef617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fo:font-size="14pt" style:text-underline-style="solid" style:text-underline-width="auto" style:text-underline-color="font-color" fo:font-weight="normal" officeooo:rsid="001f0b52" style:font-size-asian="14pt" style:font-weight-asian="normal" style:font-size-complex="14pt" style:font-weight-complex="normal"/>
    </style:style>
    <style:style style:name="T40" style:family="text">
      <style:text-properties fo:font-size="14pt" style:text-underline-style="solid" style:text-underline-width="auto" style:text-underline-color="font-color" fo:font-weight="normal" officeooo:rsid="00215e23" style:font-size-asian="14pt" style:font-weight-asian="normal" style:font-size-complex="14pt" style:font-weight-complex="normal"/>
    </style:style>
    <style:style style:name="T41" style:family="text">
      <style:text-properties fo:font-size="14pt" officeooo:rsid="004ef617" style:font-size-asian="14pt" style:font-size-complex="14pt"/>
    </style:style>
    <style:style style:name="T42" style:family="text">
      <style:text-properties fo:font-size="14pt" fo:font-style="normal" style:text-underline-style="solid" style:text-underline-width="auto" style:text-underline-color="font-color" fo:font-weight="bold" officeooo:rsid="004ef617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size="14pt" fo:font-style="normal" style:text-underline-style="solid" style:text-underline-width="auto" style:text-underline-color="font-color" fo:font-weight="bold" officeooo:rsid="00518dd8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size="14pt" fo:font-style="normal" style:text-underline-style="solid" style:text-underline-width="auto" style:text-underline-color="font-color" fo:font-weight="normal" officeooo:rsid="00518dd8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font-style="normal" style:text-underline-style="none" fo:font-weight="normal" officeooo:rsid="004ef617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officeooo:rsid="001f0b52"/>
    </style:style>
    <style:style style:name="T47" style:family="text">
      <style:text-properties officeooo:rsid="00246558"/>
    </style:style>
    <style:style style:name="T48" style:family="text">
      <style:text-properties officeooo:rsid="00275ac6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0275ac6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normal" officeooo:rsid="003e0581" style:font-weight-asian="normal" style:font-weight-complex="normal"/>
    </style:style>
    <style:style style:name="T53" style:family="text">
      <style:text-properties fo:font-weight="bold" officeooo:rsid="00275ac6" style:font-weight-asian="bold" style:font-weight-complex="bold"/>
    </style:style>
    <style:style style:name="T54" style:family="text">
      <style:text-properties officeooo:rsid="0028058c"/>
    </style:style>
    <style:style style:name="T55" style:family="text">
      <style:text-properties officeooo:rsid="00293b38"/>
    </style:style>
    <style:style style:name="T56" style:family="text">
      <style:text-properties officeooo:rsid="002a8640"/>
    </style:style>
    <style:style style:name="T57" style:family="text">
      <style:text-properties officeooo:rsid="002b1b45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officeooo:rsid="002d921a"/>
    </style:style>
    <style:style style:name="T60" style:family="text">
      <style:text-properties officeooo:rsid="0032daff"/>
    </style:style>
    <style:style style:name="T61" style:family="text">
      <style:text-properties officeooo:rsid="0037db49"/>
    </style:style>
    <style:style style:name="T62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fo:font-size="11pt" fo:font-style="italic" style:text-underline-style="none" fo:font-weight="normal" officeooo:rsid="00349120" style:font-size-asian="11pt" style:font-style-asian="italic" style:font-weight-asian="normal" style:font-size-complex="11pt" style:font-style-complex="italic" style:font-weight-complex="normal"/>
    </style:style>
    <style:style style:name="T64" style:family="text">
      <style:text-properties fo:font-size="11pt" fo:font-style="italic" style:text-underline-style="none" fo:font-weight="normal" officeooo:rsid="0037db49" style:font-size-asian="11pt" style:font-style-asian="italic" style:font-weight-asian="normal" style:font-size-complex="11pt" style:font-style-complex="italic" style:font-weight-complex="normal"/>
    </style:style>
    <style:style style:name="T65" style:family="text">
      <style:text-properties fo:font-size="11pt" fo:font-style="italic" style:text-underline-style="none" fo:font-weight="normal" officeooo:rsid="0037dd5e" style:font-size-asian="11pt" style:font-style-asian="italic" style:font-weight-asian="normal" style:font-size-complex="11pt" style:font-style-complex="italic" style:font-weight-complex="normal"/>
    </style:style>
    <style:style style:name="T66" style:family="text">
      <style:text-properties fo:font-size="11pt" fo:font-style="italic" style:text-underline-style="none" fo:font-weight="normal" officeooo:rsid="00275ac6" style:font-size-asian="11pt" style:font-style-asian="italic" style:font-weight-asian="normal" style:font-size-complex="11pt" style:font-style-complex="italic" style:font-weight-complex="normal"/>
    </style:style>
    <style:style style:name="T67" style:family="text">
      <style:text-properties fo:font-size="11pt" fo:font-style="italic" style:text-underline-style="none" fo:font-weight="normal" officeooo:rsid="003f3148" style:font-size-asian="11pt" style:font-style-asian="italic" style:font-weight-asian="normal" style:font-size-complex="11pt" style:font-style-complex="italic" style:font-weight-complex="normal"/>
    </style:style>
    <style:style style:name="T68" style:family="text">
      <style:text-properties fo:font-size="11pt" fo:font-style="italic" style:text-underline-style="none" fo:font-weight="bold" officeooo:rsid="00275ac6" style:font-size-asian="11pt" style:font-style-asian="italic" style:font-weight-asian="bold" style:font-size-complex="11pt" style:font-style-complex="italic" style:font-weight-complex="bold"/>
    </style:style>
    <style:style style:name="T69" style:family="text">
      <style:text-properties fo:font-size="11pt" fo:font-style="italic" style:text-underline-style="none" fo:font-weight="bold" officeooo:rsid="003e0581" style:font-size-asian="11pt" style:font-style-asian="italic" style:font-weight-asian="bold" style:font-size-complex="11pt" style:font-style-complex="italic" style:font-weight-complex="bold"/>
    </style:style>
    <style:style style:name="T70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7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72" style:family="text">
      <style:text-properties officeooo:rsid="0039a12d"/>
    </style:style>
    <style:style style:name="T73" style:family="text">
      <style:text-properties fo:font-style="italic" officeooo:rsid="00369296" style:font-style-asian="italic" style:font-style-complex="italic"/>
    </style:style>
    <style:style style:name="T74" style:family="text">
      <style:text-properties fo:font-style="italic" fo:font-weight="bold" officeooo:rsid="003c3dca" style:font-style-asian="italic" style:font-weight-asian="bold" style:font-style-complex="italic" style:font-weight-complex="bold"/>
    </style:style>
    <style:style style:name="T7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6" style:family="text">
      <style:text-properties fo:font-style="italic" style:text-underline-style="none" fo:font-weight="normal" officeooo:rsid="003ffd22" style:font-style-asian="italic" style:font-weight-asian="normal" style:font-style-complex="italic" style:font-weight-complex="normal"/>
    </style:style>
    <style:style style:name="T77" style:family="text">
      <style:text-properties fo:font-style="italic" style:text-underline-style="none" fo:font-weight="normal" officeooo:rsid="00472c01" style:font-style-asian="italic" style:font-weight-asian="normal" style:font-style-complex="italic" style:font-weight-complex="normal"/>
    </style:style>
    <style:style style:name="T78" style:family="text">
      <style:text-properties fo:font-style="italic" style:text-underline-style="none" fo:font-weight="normal" officeooo:rsid="00478ea6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0" style:family="text">
      <style:text-properties fo:font-style="italic" style:text-underline-style="none" fo:font-weight="bold" officeooo:rsid="003ffd22" style:font-style-asian="italic" style:font-weight-asian="bold" style:font-style-complex="italic" style:font-weight-complex="bold"/>
    </style:style>
    <style:style style:name="T81" style:family="text">
      <style:text-properties officeooo:rsid="003af0d1"/>
    </style:style>
    <style:style style:name="T82" style:family="text">
      <style:text-properties officeooo:rsid="003c3dca"/>
    </style:style>
    <style:style style:name="T83" style:family="text">
      <style:text-properties fo:font-size="12pt" style:font-size-asian="12pt" style:font-size-complex="12pt"/>
    </style:style>
    <style:style style:name="T84" style:family="text">
      <style:text-properties officeooo:rsid="004e72e6"/>
    </style:style>
    <style:style style:name="T85" style:family="text">
      <style:text-properties officeooo:rsid="004ef617"/>
    </style:style>
    <style:style style:name="T86" style:family="text">
      <style:text-properties officeooo:rsid="0052e41f"/>
    </style:style>
    <style:style style:name="T87" style:family="text">
      <style:text-properties officeooo:rsid="0053d46e"/>
    </style:style>
    <style:style style:name="T88" style:family="text">
      <style:text-properties officeooo:rsid="0053e8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ddddd" draw:textarea-horizontal-align="justify" draw:textarea-vertical-align="middle" draw:auto-grow-height="false" fo:min-height="1.8598in" fo:min-width="6.678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dddddd" draw:textarea-horizontal-align="justify" draw:textarea-vertical-align="middle" draw:auto-grow-height="false" fo:min-height="4.3516in" fo:min-width="6.7953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itre 2 :</text:p>
      <text:p text:style-name="P1">Rareté, Rationalité et Comportement des Acteurs</text:p>
      <text:p text:style-name="P11"/>
      <text:p text:style-name="P3">1. ) Rareté et Rationalité économique</text:p>
      <text:p text:style-name="P3"><text:span text:style-name="T1"><text:tab/></text:span>1.1. La Rareté</text:p>
      <text:p text:style-name="P3"/>
      <text:list xml:id="list3920777478" text:style-name="L1">
        <text:list-item>
          <text:p text:style-name="P12">L’analyse économique est microéconomique: on se focalise sur les choix individuels </text:p>
          <text:list>
            <text:list-item>
              <text:p text:style-name="P12">On essaye de montrer qu'une théorie abstraite du calcul rationnel d'un agent représentatif permet d'expliquer le fonctionnement complet d'une économie.</text:p>
            </text:list-item>
          </text:list>
        </text:list-item>
      </text:list>
      <text:p text:style-name="P2"/>
      <text:list xml:id="list114546398269073" text:continue-numbering="true" text:style-name="L1">
        <text:list-item>
          <text:p text:style-name="P12">Science de l’adéquation optimale des moyens disponibles aux fins poursuivies par les humains</text:p>
          <text:p text:style-name="P12"/>
        </text:list-item>
        <text:list-item>
          <text:p text:style-name="P36">Toute satisfaction exige l'utilisation de temps et de ressources qui seront définitivement perdus pour une autre utilisation.</text:p>
          <text:list>
            <text:list-item>
              <text:p text:style-name="P62"><text:span text:style-name="T35">C</text:span><text:span text:style-name="T34">oût d'opportunité -&gt;satisfaction qu'on aurait pu obtenir en choisissant le meilleur des autres choix possibles.</text:span></text:p>
            </text:list-item>
          </text:list>
        </text:list-item>
      </text:list>
      <text:p text:style-name="P3"/>
      <text:p text:style-name="P6"><text:span text:style-name="T20"><text:tab/></text:span><text:span text:style-name="T9">1.2. Une Rationalité économique substantielle</text:span></text:p>
      <text:p text:style-name="P3"/>
      <text:list xml:id="list1817477806" text:style-name="L2">
        <text:list-item>
          <text:p text:style-name="P13">Un individu rationnel a un comportement maximisateur :</text:p>
        </text:list-item>
      </text:list>
      <text:p text:style-name="P14"/>
      <text:list xml:id="list114546256343426" text:continue-numbering="true" text:style-name="L2">
        <text:list-item>
          <text:p text:style-name="P13">Hypothèses du modèle de choix rationnel: </text:p>
          <text:list>
            <text:list-item>
              <text:p text:style-name="P56"><text:span text:style-name="T23">Accès à </text:span><text:span text:style-name="T24">toute </text:span><text:span text:style-name="T23">l’information </text:span><text:span text:style-name="T24">concernant le choix ;</text:span></text:p>
            </text:list-item>
            <text:list-item>
              <text:p text:style-name="P56"><text:span text:style-name="T23">Connaissance de tous les </text:span><text:span text:style-name="T24">autres </text:span><text:span text:style-name="T23">choix possibles</text:span><text:span text:style-name="T24"> ;</text:span></text:p>
            </text:list-item>
            <text:list-item>
              <text:p text:style-name="P56"><text:span text:style-name="T23">Connaissance complète de toutes les conséquences de ces choix </text:span><text:span text:style-name="T24">;</text:span></text:p>
              <text:list>
                <text:list-item>
                  <text:p text:style-name="P64"><text:span text:style-name="T24">(</text:span><text:span text:style-name="T22"> = Capacité de calcul )</text:span></text:p>
                </text:list-item>
              </text:list>
            </text:list-item>
            <text:list-item>
              <text:p text:style-name="P56"><text:span text:style-name="T23">Capacité à comparer ces conséquences à partir d’un indicateur unique</text:span><text:span text:style-name="T24"> ;</text:span></text:p>
              <text:list>
                <text:list-item>
                  <text:p text:style-name="P64"><text:span text:style-name="T24">(</text:span><text:span text:style-name="T22"> = Utilité espérée )</text:span></text:p>
                </text:list-item>
              </text:list>
            </text:list-item>
          </text:list>
        </text:list-item>
      </text:list>
      <text:p text:style-name="P15"/>
      <text:p text:style-name="P7"><text:span text:style-name="T25"><text:tab/></text:span><text:span text:style-name="T11">1.3</text:span><text:span text:style-name="T12"> )</text:span><text:span text:style-name="T11"> Stabilité et indépendance des préférences individuelles </text:span></text:p>
      <text:p text:style-name="P16"/>
      <text:list xml:id="list2757054469" text:style-name="L3">
        <text:list-item>
          <text:p text:style-name="P57"><text:span text:style-name="T26">Hypothèse que l</text:span><text:span text:style-name="T24">es goûts, les besoins, les préférences des individus</text:span><text:span text:style-name="T26"> sont</text:span><text:span text:style-name="T24"> des données invariables</text:span><text:span text:style-name="T26"> ;</text:span></text:p>
          <text:list>
            <text:list-item>
              <text:p text:style-name="P65"><text:span text:style-name="T22">Dans la réalité, ces points changent au cours du temps ou varient d'un individu à l'autre -&gt; On ne prend pas ça en compte</text:span><text:span text:style-name="T28"> ;</text:span></text:p>
            </text:list-item>
          </text:list>
          <text:p text:style-name="P17"/>
        </text:list-item>
        <text:list-item>
          <text:p text:style-name="P17">Une fonction stable et continue: les préférences du demandeur doivent être relativement stables  </text:p>
          <text:list>
            <text:list-item>
              <text:p text:style-name="P66"><text:span text:style-name="T27">O</text:span><text:span text:style-name="T24">n ne peut pas construire de fonction de demande qui va relier prix et quantité de façon stable <text:s/>si on a trop de données variables ;</text:span></text:p>
            </text:list-item>
          </text:list>
          <text:p text:style-name="P17"/>
        </text:list-item>
        <text:list-item>
          <text:p text:style-name="P57"><text:span text:style-name="T24">Indépendance des préférences</text:span><text:span text:style-name="T28"> .</text:span></text:p>
        </text:list-item>
      </text:list>
      <text:p text:style-name="P18"><text:soft-page-break/></text:p>
      <text:p text:style-name="P4">2. ) Les Intéractions Sociales et la Théorie des Jeux</text:p>
      <text:p text:style-name="P8"><text:span text:style-name="T33"><text:tab/></text:span><text:span text:style-name="T13">2.1</text:span><text:span text:style-name="T14">. </text:span><text:span text:style-name="T13"><text:s/>Les dilemmes sociaux</text:span></text:p>
      <text:p text:style-name="P19"/>
      <text:list xml:id="list4167909995" text:style-name="L4">
        <text:list-item>
          <text:p text:style-name="P20">« Les preuves scientifiques sont maintenant accablantes : le changement climatique constitue une menace planétaire très grave et exige une réponse mondiale de toute urgence » </text:p>
          <text:list>
            <text:list-item>
              <text:p text:style-name="P20">(Nicholas Stern, 2007) </text:p>
            </text:list-item>
          </text:list>
          <text:p text:style-name="P20"/>
        </text:list-item>
        <text:list-item>
          <text:p text:style-name="P58"><text:span text:style-name="T28">Le problème du changement climatique: </text:span><text:span text:style-name="T36">un dilemme social</text:span></text:p>
        </text:list-item>
      </text:list>
      <text:p text:style-name="P19"/>
      <text:p text:style-name="P21"></text:p>
      <text:p text:style-name="P10"><text:span text:style-name="T39">Situation</text:span><text:span text:style-name="T40"> </text:span><text:span text:style-name="T39">:</text:span></text:p>
      <text:list xml:id="list3686971707" text:style-name="L5">
        <text:list-item>
          <text:p text:style-name="P59"><text:span text:style-name="T28">les actions prises indépendamment par les individus afin de réaliser leurs propres objectifs privés</text:span><text:span text:style-name="T29">... </text:span></text:p>
          <text:p text:style-name="P24"/>
        </text:list-item>
        <text:list-item>
          <text:p text:style-name="P59"><text:span text:style-name="T29">...</text:span><text:span text:style-name="T28">génèrent un résultat qui est inférieur à d’autres résultats possibles qui auraient pu avoir lieu si les individus avaient agi ensemble, plutôt qu’individuellement.</text:span></text:p>
          <text:p text:style-name="P22"/>
        </text:list-item>
      </text:list>
      <text:p text:style-name="P23"/>
      <text:p text:style-name="P23">En 1968, le biologiste Garrett Hardin a publié dans la revue Science: « La tragédie des communs ». </text:p>
      <text:list xml:id="list940594893" text:style-name="L6">
        <text:list-item>
          <text:p text:style-name="P67"><text:span text:style-name="T28">I</text:span><text:span text:style-name="T22">l y a des ressources qui ne sont détenues par personne (ressources communes) qui courrent le risque d'être facilement sur-exploitées si on en contrôle pas l'accès.</text:span></text:p>
        </text:list-item>
      </text:list>
      <text:list xml:id="list114545258511470" text:continue-list="list3686971707" text:style-name="L5">
        <text:list-header>
          <text:p text:style-name="P22"/>
        </text:list-header>
      </text:list>
      <text:p text:style-name="P23">Le rôle des passagers clandestins </text:p>
      <text:p text:style-name="P23"/>
      <text:p text:style-name="P9"><text:span text:style-name="T28">Comment dépasser les dilemmes sociaux</text:span><text:span text:style-name="T30"> </text:span><text:span text:style-name="T28">?</text:span></text:p>
      <text:p text:style-name="P23"/>
      <text:p text:style-name="P23"/>
      <text:p text:style-name="P5"><text:span text:style-name="T7"><text:tab/></text:span><text:span text:style-name="T46">2.2</text:span><text:span text:style-name="T47">.</text:span><text:span text:style-name="T46"> Interactions sociales et théorie des jeux</text:span></text:p>
      <text:p text:style-name="P25"/>
      <text:list xml:id="list2078215948" text:style-name="L7">
        <text:list-item>
          <text:p text:style-name="P26">Interaction stratégique: des individus sont engagés dans une interaction sociale et savent comment leurs actions affectent les autres, et inversement </text:p>
          <text:p text:style-name="P26"/>
        </text:list-item>
        <text:list-item>
          <text:p text:style-name="P26">La théorie des jeux = un ensemble de modèles d’interactions stratégiques</text:p>
          <text:p text:style-name="P26"/>
        </text:list-item>
      </text:list>
      <text:p text:style-name="P27"/>
      <text:p text:style-name="P92">L’exemple de deux fermiers en Inde: Anil et Bala… </text:p>
      <text:p text:style-name="P31"></text:p>
      <text:list xml:id="list2731738379" text:style-name="L8">
        <text:list-item>
          <text:p text:style-name="P28">Doivent-ils cultiver du riz ou du manioc ? </text:p>
          <text:p text:style-name="P28"/>
        </text:list-item>
        <text:list-item>
          <text:p text:style-name="P29">Déterminer la division du travail ou la spécialisation </text:p>
          <text:list>
            <text:list-item>
              <text:p text:style-name="P35"><text:span text:style-name="T54">On va rajouter dans la décision un effet à la spécialisation :</text:span></text:p>
              <text:list>
                <text:list-item>
                  <text:p text:style-name="P35">La terre d'Anil est plusadaptée à la culture du manioc,</text:p>
                </text:list-item>
                <text:list-item>
                  <text:p text:style-name="P35">Celle de Bala est plus adaptée à la culture du riz</text:p>
                  <text:p text:style-name="P35"/>
                </text:list-item>
              </text:list>
            </text:list-item>
          </text:list>
        </text:list-item>
        <text:list-item>
          <text:p text:style-name="P28">Hypothèse d’indépendance…</text:p>
        </text:list-item>
      </text:list>
      <text:p text:style-name="P27"/>
      <text:p text:style-name="P27"/>
      <text:p text:style-name="P30"><text:span text:style-name="T48"><text:tab/><text:tab/></text:span><text:span text:style-name="T51">2.2.1 Equilibre sur le marché et rationalité</text:span></text:p>
      <text:p text:style-name="P30"> </text:p>
      <text:p text:style-name="P68"><text:span text:style-name="T48">voir </text:span>Figure 1: Marché et Prix d’équilibre<text:span text:style-name="T48"> sur "Chapitre 2-seance-21-06-20.pdf"</text:span></text:p>
      <text:p text:style-name="P30"/>
      <text:list xml:id="list1995253019" text:style-name="L9">
        <text:list-item>
          <text:p text:style-name="P32">Le prix d'équilibre est celui qui égalise la demande et l'offre</text:p>
          <text:p text:style-name="P32"/>
        </text:list-item>
        <text:list-item>
          <text:p text:style-name="P33">Si le prix d'équilibre n'est pas atteint, il existe soit une<text:span text:style-name="T55"> </text:span>demande, soit une offre excédentaire</text:p>
          <text:p text:style-name="P33"/>
        </text:list-item>
        <text:list-item>
          <text:p text:style-name="P33">Comment l'offre et la demande se rencontrent-elles sur le<text:span text:style-name="T55"> </text:span>marché ?<text:span text:style-name="T57"> (Walras)</text:span></text:p>
          <text:p text:style-name="P33"/>
        </text:list-item>
        <text:list-item>
          <text:p text:style-name="P38">Tâtonnement Walrassien et Commissaire priseur</text:p>
        </text:list-item>
      </text:list>
      <text:p text:style-name="P30"/>
      <text:p text:style-name="P30"/>
      <text:p text:style-name="P30"/>
      <text:p text:style-name="P93"><text:span text:style-name="T56"><text:tab/><text:tab/></text:span><text:span text:style-name="T50">2.2.2 Le jeu de la main invisible (Core)</text:span></text:p>
      <text:list xml:id="list1480176200" text:style-name="L10">
        <text:list-item>
          <text:p text:style-name="P60"><text:span text:style-name="T22">Retour sur l’exemple de nos deux fermiers: Anil et</text:span><text:span text:style-name="T31"> </text:span><text:span text:style-name="T22">Bala</text:span><text:span text:style-name="T31"> :</text:span></text:p>
          <text:p text:style-name="P60"><text:span text:style-name="T31"/></text:p>
        </text:list-item>
        <text:list-item>
          <text:p text:style-name="P60"><text:span text:style-name="T32">Une décision à prendre : q</text:span><text:span text:style-name="T22">ue doivent-ils cultiver (riz/manioc) ?</text:span></text:p>
        </text:list-item>
      </text:list>
      <text:list xml:id="list1673542998" text:style-name="L11">
        <text:list-item>
          <text:list>
            <text:list-item>
              <text:p text:style-name="P34">Compte-tenu de leur comportement rationnel</text:p>
            </text:list-item>
            <text:list-item>
              <text:p text:style-name="P34"><text:s/>Compte-tenu de leur spécialisation</text:p>
              <text:p text:style-name="P34"/>
            </text:list-item>
          </text:list>
        </text:list-item>
      </text:list>
      <text:p text:style-name="P55"><draw:custom-shape text:anchor-type="paragraph" draw:z-index="0" draw:name="Shape1" draw:style-name="gr2" draw:text-style-name="P96" svg:width="6.7953in" svg:height="4.3516in" svg:x="-0.0752in" svg:y="0.0016in"><text:p/><draw:enhanced-geometry svg:viewBox="0 0 21600 21600" draw:type="rectangle" draw:enhanced-path="M 0 0 L 21600 0 21600 21600 0 21600 0 0 Z N"/></draw:custom-shape><text:span text:style-name="T73">Exemple de jeu</text:span></text:p>
      <text:p text:style-name="P69"><text:span text:style-name="T48">voir </text:span><text:span text:style-name="T53">Figure 2: Description du jeu</text:span><text:span text:style-name="T48"> sur "Chapitre 2-seance-21-06-20.pdf"</text:span></text:p>
      <text:p text:style-name="P70"><text:span text:style-name="T48">voir </text:span><text:span text:style-name="T53">Figure 3: Matrice des gains (a)</text:span><text:span text:style-name="T48"> sur "Chapitre 2-seance-21-06-20.pdf"</text:span></text:p>
      <text:p text:style-name="P70"><text:span text:style-name="T48">voir </text:span><text:span text:style-name="T53">Figure 4: Matrice des gains (b)</text:span><text:span text:style-name="T48"> sur "Chapitre 2-seance-21-06-20.pdf"</text:span></text:p>
      <text:p text:style-name="P70"/>
      <text:p text:style-name="P71">On assume :</text:p>
      <text:p text:style-name="P71">Qu'il n'y a pas d'autres acteurs sur le marché,</text:p>
      <text:p text:style-name="P71">Qu'il n'y a qu'une seule décision à prendre </text:p>
      <text:p text:style-name="P71">Qu'ils décident chacun de manière indépendante et simultanément</text:p>
      <text:p text:style-name="P71">Qu'il s'agit d'un "jeu à un coup" (on ne le fait qu'une fois)<text:span text:style-name="T60">:</text:span></text:p>
      <text:p text:style-name="P71"/>
      <text:list xml:id="list2333875594" text:style-name="L13">
        <text:list-item>
          <text:p text:style-name="P72">S'il produisent tous les deux du riz, il y aura trop de riz sur le marché et pas assez de manioc ;</text:p>
          <text:list>
            <text:list-item>
              <text:p text:style-name="P73">(Anil obtient 1)</text:p>
            </text:list-item>
            <text:list-item>
              <text:p text:style-name="P74">(Bala obtient 3<text:span text:style-name="T61">, il est plus productif grâce à sa spécialisation</text:span>)</text:p>
            </text:list-item>
          </text:list>
        </text:list-item>
        <text:list-item>
          <text:p text:style-name="P72">Si Bala produit du Manioc et Anil produit du riz, il en produiront assez peu tous les deux compte tenu de leur spécialisations</text:p>
          <text:list>
            <text:list-item>
              <text:p text:style-name="P73">(Tous les deux obtiennent 2)</text:p>
            </text:list-item>
          </text:list>
        </text:list-item>
        <text:list-item>
          <text:p text:style-name="P72">A l'inverse, si Bala produit du riz et Anil du manioc, il en produiront un très bonne quantité tous les deux (choix le plus rentable)</text:p>
          <text:list>
            <text:list-item>
              <text:p text:style-name="P61"><text:span text:style-name="T63">(Tous les deux obtiennent 4</text:span><text:span text:style-name="T64">, il</text:span><text:span text:style-name="T65">s</text:span><text:span text:style-name="T64"> </text:span><text:span text:style-name="T65">sont tous les deux</text:span><text:span text:style-name="T64"> plus productif grâce à </text:span><text:span text:style-name="T65">leur</text:span><text:span text:style-name="T64"> spécialisation</text:span><text:span text:style-name="T63">)</text:span></text:p>
            </text:list-item>
          </text:list>
        </text:list-item>
        <text:list-item>
          <text:p text:style-name="P72">S'il produisent tous les deux du manioc, il y aura trop de manioc sur le marché<text:span text:style-name="T60"> et pas assez de riz.</text:span></text:p>
          <text:list>
            <text:list-item>
              <text:p text:style-name="P73">(Anil obtient 3<text:span text:style-name="T61">, il est plus productif grâce à sa spécialisation</text:span>)</text:p>
            </text:list-item>
            <text:list-item>
              <text:p text:style-name="P73">(Bala obtient 1)</text:p>
            </text:list-item>
          </text:list>
        </text:list-item>
      </text:list>
      <text:p text:style-name="P71"/>
      <text:p text:style-name="P70"/>
      <text:list xml:id="list3738818105" text:style-name="L12">
        <text:list-item>
          <text:p text:style-name="P39"><text:span text:style-name="T58">L’équilibre dans le jeu de la main invisible</text:span></text:p>
          <text:p text:style-name="P37"><text:span text:style-name="T58"/></text:p>
          <text:list>
            <text:list-item>
              <text:p text:style-name="P42">La meilleure réponse: la stratégie qui donne au<text:span text:style-name="T59"> </text:span>joueur le gain le plus élevé étant donné les stratégies<text:span text:style-name="T59"> </text:span>choisies par les autres joueurs</text:p>
              <text:p text:style-name="P42"/>
            </text:list-item>
            <text:list-item>
              <text:p text:style-name="P42">Les deux joueurs ont une stratégie dominante,<text:span text:style-name="T59"> </text:span>chacun jouera sa stratégie dominante<text:span text:style-name="T82">, on appelle cette situation </text:span><text:span text:style-name="T74">'un équilibre en stratégies dominantes'</text:span></text:p>
              <text:p text:style-name="P42"/>
            </text:list-item>
          </text:list>
        </text:list-item>
        <text:list-item>
          <text:p text:style-name="P52">Equilibre en stratégie dominante</text:p>
          <text:p text:style-name="P42"/>
          <text:list>
            <text:list-item>
              <text:p text:style-name="P42">le meilleur des quatre résultats possibles pour<text:span text:style-name="T72"> </text:span>chaque joueur</text:p>
              <text:p text:style-name="P42"/>
            </text:list-item>
            <text:list-item>
              <text:p text:style-name="P42">la stratégie générant les gains totaux les plus élevés<text:span text:style-name="T72"> </text:span>pour les deux fermiers</text:p>
            </text:list-item>
          </text:list>
        </text:list-item>
      </text:list>
      <text:p text:style-name="P94"><text:span text:style-name="T8"><text:tab/><text:tab/></text:span>2.2.3 Le dilemme du prisonnier (jeu du<text:span text:style-name="T81"> </text:span>contrôle des parasites)</text:p>
      <text:p text:style-name="P54"/>
      <text:list xml:id="list3715743905" text:style-name="L14">
        <text:list-item>
          <text:p text:style-name="P53">Deux stratégies</text:p>
          <text:p text:style-name="P53"/>
          <text:list>
            <text:list-item>
              <text:p text:style-name="P44">Stratégie 1: utiliser un produit chimique peu<text:span text:style-name="T81"> </text:span>coûteux appelé Terminator</text:p>
              <text:list>
                <text:list-item>
                  <text:p text:style-name="P44">tue tous les insectes sur des kilomètres</text:p>
                </text:list-item>
                <text:list-item>
                  <text:p text:style-name="P43">s’écoule également dans la source d’eau qu’Anil et Bala<text:span text:style-name="T81"> </text:span>utilisent</text:p>
                  <text:p text:style-name="P43"/>
                </text:list-item>
              </text:list>
            </text:list-item>
            <text:list-item>
              <text:p text:style-name="P43">Stratégie 2: utiliser le contrôle intégré des parasites<text:span text:style-name="T81"> </text:span>(CIP) à la place d’un produit chimique</text:p>
              <text:list>
                <text:list-item>
                  <text:p text:style-name="P43">Un fermier qui utilise CIP introduit des insectes utiles pour la<text:span text:style-name="T81"> </text:span>ferme</text:p>
                </text:list-item>
                <text:list-item>
                  <text:p text:style-name="P43">Les insectes utiles mangent les insectes parasites</text:p>
                  <text:p text:style-name="P43"/>
                </text:list-item>
              </text:list>
            </text:list-item>
          </text:list>
        </text:list-item>
      </text:list>
      <text:p text:style-name="P41"><draw:custom-shape text:anchor-type="paragraph" draw:z-index="1" draw:name="Shape2" draw:style-name="gr1" draw:text-style-name="P96" svg:width="6.678in" svg:height="1.8598in" svg:x="0.1299in" svg:y="0.0543in"><text:p/><draw:enhanced-geometry svg:viewBox="0 0 21600 21600" draw:type="rectangle" draw:enhanced-path="M 0 0 L 21600 0 21600 21600 0 21600 0 0 Z N"/></draw:custom-shape></text:p>
      <text:p text:style-name="P75"><text:span text:style-name="T66">voir </text:span><text:span text:style-name="T68">Figure </text:span><text:span text:style-name="T69">5 &amp; 6</text:span><text:span text:style-name="T66"> sur "Chapitre 2-seance-21-06-20.pdf"</text:span></text:p>
      <text:p text:style-name="P76"><text:span text:style-name="T66">e</text:span><text:span text:style-name="T62">xemple sur le même principe que le précédent</text:span></text:p>
      <text:p text:style-name="P76"><text:span text:style-name="T62"/></text:p>
      <text:list xml:id="list283032800" text:style-name="L15">
        <text:list-item>
          <text:p text:style-name="P78"><text:span text:style-name="T62">Terminator: stratégie dominante pour les deux</text:span><text:span text:style-name="T67"> </text:span><text:span text:style-name="T62">joueurs</text:span></text:p>
          <text:p text:style-name="P78"><text:span text:style-name="T62"/></text:p>
        </text:list-item>
        <text:list-item>
          <text:p text:style-name="P78"><text:span text:style-name="T62">L’utilisation de l’insecticide par les deux joueurs est</text:span><text:span text:style-name="T67"> </text:span><text:span text:style-name="T62">l’équilibre en stratégies dominantes du jeu</text:span></text:p>
          <text:p text:style-name="P78"><text:span text:style-name="T62"/></text:p>
        </text:list-item>
        <text:list-item>
          <text:p text:style-name="P78"><text:span text:style-name="T62">Anil et Bala reçoivent tous deux des gains de 2</text:span></text:p>
          <text:list>
            <text:list-item>
              <text:p text:style-name="P78"><text:span text:style-name="T62">Chacun serait dans une meilleure situation s’ils avaient</text:span><text:span text:style-name="T67"> </text:span><text:span text:style-name="T62">tous les deux utilisé CIP à la place</text:span></text:p>
            </text:list-item>
          </text:list>
        </text:list-item>
      </text:list>
      <text:p text:style-name="P77"><text:span text:style-name="T62"/></text:p>
      <text:p text:style-name="P40"><text:span text:style-name="T75"/></text:p>
      <text:list xml:id="list970024238" text:style-name="L16">
        <text:list-item>
          <text:p text:style-name="P83"><text:span text:style-name="T75">Le jeu du contrôle des parasites = exemple</text:span><text:span text:style-name="T76"> </text:span><text:span text:style-name="T75">particulier d’un jeu appelé </text:span><text:span text:style-name="T79">dilemme du</text:span><text:span text:style-name="T80"> </text:span><text:span text:style-name="T79">prisonnier</text:span></text:p>
          <text:list>
            <text:list-item>
              <text:p text:style-name="P84"><text:span text:style-name="T77">Dans ce type de dilemme, tous les joueurs ont une stratégie dominante</text:span><text:span text:style-name="T78"> (ici, utiliser 'Terminator')</text:span><text:span text:style-name="T77">, qui, lorsque choisie par les deux, génère un résultat pire pour les deux que s'ils avaient adopté une stratégie différente</text:span><text:span text:style-name="T78"> (ici, utiliser 'CIP')</text:span><text:span text:style-name="T77">.</text:span></text:p>
            </text:list-item>
          </text:list>
          <text:p text:style-name="P83"><text:span text:style-name="T75"/></text:p>
        </text:list-item>
        <text:list-item>
          <text:p text:style-name="P83"><text:span text:style-name="T75">Contraste entre le jeu de la main invisible et le</text:span><text:span text:style-name="T76"> </text:span><text:span text:style-name="T75">dilemme du prisonnier:</text:span></text:p>
          <text:list>
            <text:list-item>
              <text:p text:style-name="P83"><text:span text:style-name="T75">l’intérêt personnel peut mener à des résultats</text:span><text:span text:style-name="T76"> </text:span><text:span text:style-name="T75">favorables, mais aussi à des résultats défavorables</text:span></text:p>
            </text:list-item>
          </text:list>
        </text:list-item>
      </text:list>
      <text:p text:style-name="P77"><text:span text:style-name="T62"/></text:p>
      <text:p text:style-name="P77"><text:span text:style-name="T62"/></text:p>
      <text:p text:style-name="P90"><text:span text:style-name="T18">3.)</text:span><text:span text:style-name="T14"> </text:span><text:span text:style-name="T19">L'économie critique et l'homo-oeconominus</text:span></text:p>
      <text:p text:style-name="P91"><text:span text:style-name="T21"><text:tab/></text:span><text:span text:style-name="T10">3.1</text:span><text:span text:style-name="T17">.</text:span><text:span text:style-name="T10"> Les limites de la rationalité substantielle</text:span><text:span text:style-name="T18"> </text:span><text:span text:style-name="T70">(parfaite)</text:span></text:p>
      <text:p text:style-name="P91"><text:span text:style-name="T71"/></text:p>
      <text:list xml:id="list1233609701" text:style-name="L17">
        <text:list-item>
          <text:p text:style-name="P85"><text:span text:style-name="T52">Rappel</text:span><text:span text:style-name="T2">: </text:span><text:span text:style-name="T3">quand on est en rationalité parfaite, </text:span><text:span text:style-name="T2">un décideur quelconque dispose de toutes le</text:span><text:span text:style-name="T4">s </text:span><text:span text:style-name="T2">informations dont il a besoin et possède une capacité</text:span><text:span text:style-name="T4"> </text:span><text:span text:style-name="T2">illimitée à les traiter</text:span><text:span text:style-name="T5">.</text:span></text:p>
          <text:p text:style-name="P85"><text:span text:style-name="T2"/></text:p>
        </text:list-item>
      </text:list>
      <text:p text:style-name="P86"><text:span text:style-name="T2"/></text:p>
      <text:list xml:id="list3786957141" text:style-name="L18">
        <text:list-item>
          <text:p text:style-name="P87"><text:span text:style-name="T2">Le choix rationnel : opter pour l’alternative dont les</text:span><text:span text:style-name="T6"> </text:span><text:span text:style-name="T2">conséquences sont les mieux classées dans la fonction</text:span><text:span text:style-name="T6"> </text:span><text:span text:style-name="T2">d’utilité du décideur</text:span></text:p>
          <text:p text:style-name="P87"><text:span text:style-name="T2"/></text:p>
        </text:list-item>
        <text:list-item>
          <text:p text:style-name="P87"><text:span text:style-name="T2">Mais la rationalité humaine est limitée par deux grandes</text:span><text:span text:style-name="T6"> </text:span><text:span text:style-name="T2">contraintes:</text:span></text:p>
          <text:list>
            <text:list-item>
              <text:p text:style-name="P87"><text:span text:style-name="T2">Contrainte 1: l’information incomplète</text:span></text:p>
            </text:list-item>
            <text:list-item>
              <text:p text:style-name="P87"><text:span text:style-name="T2">Contrainte 2: Difficile d’optimiser ses solutions</text:span></text:p>
              <text:p text:style-name="P95"><text:span text:style-name="T15">3.</text:span><text:span text:style-name="T16">2</text:span><text:span text:style-name="T17">.</text:span><text:span text:style-name="T15"> </text:span><text:span text:style-name="T16">Incertitude et prise de décision: l'apport de Knight</text:span></text:p>
              <text:list>
                <text:list-header>
                  <text:p text:style-name="P79"><text:span text:style-name="T42">3.2.1.</text:span><text:span text:style-name="T37"> </text:span><text:span text:style-name="T42">Risque et incertitude</text:span></text:p>
                </text:list-header>
              </text:list>
            </text:list-item>
          </text:list>
        </text:list-item>
      </text:list>
      <text:p text:style-name="P81"><text:span text:style-name="T38"/></text:p>
      <text:p text:style-name="P88"><text:span text:style-name="T41"/></text:p>
      <text:list xml:id="list114546722729467" text:continue-numbering="true" text:style-name="L18">
        <text:list-item>
          <text:p text:style-name="P45"><text:span text:style-name="T84">I</text:span>ncertitude probabilisable (risque) et incertitude non probabilisable (Knight, 1921)</text:p>
          <text:p text:style-name="P45"/>
          <text:list>
            <text:list-item>
              <text:p text:style-name="P45"><text:span text:style-name="T49">Situation de risque :</text:span> la distribution du résultat parmi un ensemble de cas est connue</text:p>
            </text:list-item>
          </text:list>
          <text:p text:style-name="P45"/>
          <text:list text:continue-numbering="true">
            <text:list-item>
              <text:p text:style-name="P47"><text:span text:style-name="T49">Situation d'incertitude :</text:span> impossibilté de regrouper des cas, on a aucune observation sur le passé car on est dans une situation inédite, originale.</text:p>
              <text:p text:style-name="P47"/>
            </text:list-item>
          </text:list>
        </text:list-item>
      </text:list>
      <text:p text:style-name="P48"/>
      <text:list xml:id="list114546523039415" text:continue-numbering="true" text:style-name="L18">
        <text:list-item>
          <text:list>
            <text:list-item>
              <text:list>
                <text:list-header>
                  <text:p text:style-name="P80"><text:span text:style-name="T42">3.2.</text:span><text:span text:style-name="T43">2</text:span><text:span text:style-name="T42">.</text:span><text:span text:style-name="T37"> </text:span><text:span text:style-name="T43">Comment décider en situation d'incertitude radicale ?</text:span></text:p>
                </text:list-header>
              </text:list>
            </text:list-item>
          </text:list>
        </text:list-item>
      </text:list>
      <text:p text:style-name="P82"><text:span text:style-name="T38"/></text:p>
      <text:p text:style-name="P89"><text:span text:style-name="T41"/></text:p>
      <text:list xml:id="list114544939479360" text:continue-numbering="true" text:style-name="L18">
        <text:list-item>
          <text:p text:style-name="P49">Une situation inertaine est considérée comme unique, originale, mais ...</text:p>
          <text:p text:style-name="P46"/>
          <text:list>
            <text:list-item>
              <text:p text:style-name="P80"><text:span text:style-name="T44">Deux exercices séparés :</text:span><text:span text:style-name="T45"> </text:span></text:p>
              <text:list>
                <text:list-item>
                  <text:p text:style-name="P50"><text:span text:style-name="T85">D</text:span>étermin<text:span text:style-name="T86">ation</text:span> d'une estimation ou d'un jugement personnel<text:span text:style-name="T87"> en s'appuyant sur deux éléments :</text:span></text:p>
                  <text:list>
                    <text:list-item>
                      <text:p text:style-name="P51">l'expérience<text:span text:style-name="T88"> -&gt; On va tirer des éléments de connaissance de problème similaires ou proches rencontrés avant.</text:span></text:p>
                    </text:list-item>
                    <text:list-item>
                      <text:p text:style-name="P51">l'intuition fondée<text:span text:style-name="T88"> -&gt; En fonction des compétences et des connaissances, on peut être plus ou moins bien placé pour résoudre un problème nouveau</text:span></text:p>
                    </text:list-item>
                  </text:list>
                  <text:p text:style-name="P49"/>
                </text:list-item>
                <text:list-item>
                  <text:p text:style-name="P49">Mesure de la validité du jugemen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1:05:45.828675034</meta:creation-date>
    <dc:date>2020-09-22T11:37:41.088471976</dc:date>
    <meta:editing-duration>PT3H52M27S</meta:editing-duration>
    <meta:editing-cycles>67</meta:editing-cycles>
    <meta:generator>LibreOffice/6.4.5.2$Linux_X86_64 LibreOffice_project/40$Build-2</meta:generator>
    <meta:document-statistic meta:table-count="0" meta:image-count="0" meta:object-count="0" meta:page-count="6" meta:paragraph-count="156" meta:word-count="1453" meta:character-count="8527" meta:non-whitespace-character-count="7293"/>
  </office:meta>
</office:document-meta>
</file>